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9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4.406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4f81bd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4f81bd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8">
      <style:table-cell-properties fo:border-bottom="none" fo:background-color="#4f81bd" style:diagonal-bl-tr="none" style:diagonal-tl-br="none" style:text-align-source="fix" style:repeat-content="false" fo:wrap-option="no-wrap" fo:border-left="0.74pt solid #4f81bd" style:direction="ltr" fo:border-right="0.74pt solid #4f81bd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rtiaire non march PL" table:style-name="ta1">
        <table:shapes>
          <draw:frame draw:z-index="0" draw:style-name="gr1" draw:text-style-name="P1" svg:width="15.999cm" svg:height="8.999cm" svg:x="215.006cm" svg:y="9.205cm">
            <draw:object draw:notify-on-update-of-ranges="'Tertiaire non march PL'.I9:'Tertiaire non march PL'.CO9 'Tertiaire non march PL'.I10:'Tertiaire non march PL'.C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981" table:default-cell-style-name="Default"/>
        <table:table-row table:style-name="ro1">
          <table:table-cell office:value-type="string" calcext:value-type="string">
            <text:p>Emplois salariés - Tertiaire non marc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</text:p>
          </table:table-cell>
          <table:table-cell table:number-columns-repeated="9"/>
          <table:table-cell office:value-type="string" calcext:value-type="string">
            <text:p>Écart annuel 2002-2003</text:p>
          </table:table-cell>
          <table:table-cell table:number-columns-repeated="3"/>
          <table:table-cell office:value-type="string" calcext:value-type="string">
            <text:p>Écart annuel 2002-2003</text:p>
          </table:table-cell>
          <table:table-cell table:number-columns-repeated="3"/>
          <table:table-cell office:value-type="string" calcext:value-type="string">
            <text:p>Écart annuel 2003-2004</text:p>
          </table:table-cell>
          <table:table-cell table:number-columns-repeated="3"/>
          <table:table-cell office:value-type="string" calcext:value-type="string">
            <text:p>Écart annuel 2004-2005</text:p>
          </table:table-cell>
          <table:table-cell table:number-columns-repeated="3"/>
          <table:table-cell office:value-type="string" calcext:value-type="string">
            <text:p>Écart annuel 2005-2006</text:p>
          </table:table-cell>
          <table:table-cell table:number-columns-repeated="3"/>
          <table:table-cell office:value-type="string" calcext:value-type="string">
            <text:p>Écart annuel 2006-2007</text:p>
          </table:table-cell>
          <table:table-cell table:number-columns-repeated="3"/>
          <table:table-cell office:value-type="string" calcext:value-type="string">
            <text:p>Écart annuel 2007-2008</text:p>
          </table:table-cell>
          <table:table-cell table:number-columns-repeated="3"/>
          <table:table-cell office:value-type="string" calcext:value-type="string">
            <text:p>Écart annuel 2008-2009</text:p>
          </table:table-cell>
          <table:table-cell table:number-columns-repeated="3"/>
          <table:table-cell office:value-type="string" calcext:value-type="string">
            <text:p>Écart annuel 2009-20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9"/>
          <table:table-cell table:formula="of:=[.M10]-[.I10]" office:value-type="float" office:value="6406" calcext:value-type="float">
            <text:p>6406</text:p>
          </table:table-cell>
          <table:table-cell table:number-columns-repeated="3"/>
          <table:table-cell table:formula="of:=[.Q10]-[.M10]" office:value-type="float" office:value="6675" calcext:value-type="float">
            <text:p>6675</text:p>
          </table:table-cell>
          <table:table-cell table:number-columns-repeated="3"/>
          <table:table-cell table:formula="of:=[.U10]-[.Q10]" office:value-type="float" office:value="4313" calcext:value-type="float">
            <text:p>4313</text:p>
          </table:table-cell>
          <table:table-cell table:number-columns-repeated="3"/>
          <table:table-cell table:formula="of:=[.Y10]-[.U10]" office:value-type="float" office:value="6350" calcext:value-type="float">
            <text:p>6350</text:p>
          </table:table-cell>
          <table:table-cell table:number-columns-repeated="3"/>
          <table:table-cell table:formula="of:=[.AC10]-[.Y10]" office:value-type="float" office:value="10720" calcext:value-type="float">
            <text:p>10720</text:p>
          </table:table-cell>
          <table:table-cell table:number-columns-repeated="3"/>
          <table:table-cell table:formula="of:=[.AG10]-[.AC10]" office:value-type="float" office:value="3911" calcext:value-type="float">
            <text:p>3911</text:p>
          </table:table-cell>
          <table:table-cell table:number-columns-repeated="3"/>
          <table:table-cell table:formula="of:=[.AK10]-[.AG10]" office:value-type="float" office:value="5534" calcext:value-type="float">
            <text:p>5534</text:p>
          </table:table-cell>
          <table:table-cell table:number-columns-repeated="3"/>
          <table:table-cell table:formula="of:=[.AO10]-[.AK10]" office:value-type="float" office:value="2252" calcext:value-type="float">
            <text:p>2252</text:p>
          </table:table-cell>
          <table:table-cell table:number-columns-repeated="3"/>
          <table:table-cell table:formula="of:=[.AS10]-[.AO10]" office:value-type="float" office:value="-16378" calcext:value-type="float">
            <text:p>-16378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981"/>
        </table:table-row>
        <table:table-row table:style-name="ro2">
          <table:table-cell table:style-name="Default" table:number-columns-repeated="10"/>
          <table:table-cell table:formula="of:=[.K5]/4" office:value-type="float" office:value="1601.5" calcext:value-type="float">
            <text:p>1601,5</text:p>
          </table:table-cell>
          <table:table-cell table:number-columns-repeated="3"/>
          <table:table-cell table:formula="of:=[.O5]/4" office:value-type="float" office:value="1668.75" calcext:value-type="float">
            <text:p>1668,75</text:p>
          </table:table-cell>
          <table:table-cell table:number-columns-repeated="3"/>
          <table:table-cell table:formula="of:=[.S5]/4" office:value-type="float" office:value="1078.25" calcext:value-type="float">
            <text:p>1078,25</text:p>
          </table:table-cell>
          <table:table-cell table:number-columns-repeated="3"/>
          <table:table-cell table:formula="of:=[.W5]/4" office:value-type="float" office:value="1587.5" calcext:value-type="float">
            <text:p>1587,5</text:p>
          </table:table-cell>
          <table:table-cell table:number-columns-repeated="3"/>
          <table:table-cell table:formula="of:=[.AA5]/4" office:value-type="float" office:value="2680" calcext:value-type="float">
            <text:p>2680</text:p>
          </table:table-cell>
          <table:table-cell table:number-columns-repeated="3"/>
          <table:table-cell table:formula="of:=[.AE5]/4" office:value-type="float" office:value="977.75" calcext:value-type="float">
            <text:p>977,75</text:p>
          </table:table-cell>
          <table:table-cell table:number-columns-repeated="3"/>
          <table:table-cell table:formula="of:=[.AI5]/4" office:value-type="float" office:value="1383.5" calcext:value-type="float">
            <text:p>1383,5</text:p>
          </table:table-cell>
          <table:table-cell table:number-columns-repeated="3"/>
          <table:table-cell table:formula="of:=[.AM5]/4" office:value-type="float" office:value="563" calcext:value-type="float">
            <text:p>563</text:p>
          </table:table-cell>
          <table:table-cell table:number-columns-repeated="3"/>
          <table:table-cell table:formula="of:=[.AQ5]/4" office:value-type="float" office:value="-4094.5" calcext:value-type="float">
            <text:p>-4094,5</text:p>
          </table:table-cell>
          <table:table-cell table:number-columns-repeated="981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Default" table:number-columns-repeated="7"/>
          <table:table-cell table:style-name="ce3" office:value-type="string" calcext:value-type="string">
            <text:p>periode</text:p>
          </table:table-cell>
          <table:table-cell table:style-name="ce4" office:value-type="string" calcext:value-type="string">
            <text:p>2001T4</text:p>
          </table:table-cell>
          <table:table-cell table:style-name="ce4" office:value-type="string" calcext:value-type="string">
            <text:p>2002T1</text:p>
          </table:table-cell>
          <table:table-cell table:style-name="ce4" office:value-type="string" calcext:value-type="string">
            <text:p>2002T2</text:p>
          </table:table-cell>
          <table:table-cell table:style-name="ce4" office:value-type="string" calcext:value-type="string">
            <text:p>2002T3</text:p>
          </table:table-cell>
          <table:table-cell table:style-name="ce4" office:value-type="string" calcext:value-type="string">
            <text:p>2002T4</text:p>
          </table:table-cell>
          <table:table-cell table:style-name="ce4" office:value-type="string" calcext:value-type="string">
            <text:p>2003T1</text:p>
          </table:table-cell>
          <table:table-cell table:style-name="ce4" office:value-type="string" calcext:value-type="string">
            <text:p>2003T2</text:p>
          </table:table-cell>
          <table:table-cell table:style-name="ce4" office:value-type="string" calcext:value-type="string">
            <text:p>2003T3</text:p>
          </table:table-cell>
          <table:table-cell table:style-name="ce4" office:value-type="string" calcext:value-type="string">
            <text:p>2003T4</text:p>
          </table:table-cell>
          <table:table-cell table:style-name="ce4" office:value-type="string" calcext:value-type="string">
            <text:p>2004T1</text:p>
          </table:table-cell>
          <table:table-cell table:style-name="ce4" office:value-type="string" calcext:value-type="string">
            <text:p>2004T2</text:p>
          </table:table-cell>
          <table:table-cell table:style-name="ce4" office:value-type="string" calcext:value-type="string">
            <text:p>2004T3</text:p>
          </table:table-cell>
          <table:table-cell table:style-name="ce4" office:value-type="string" calcext:value-type="string">
            <text:p>2004T4</text:p>
          </table:table-cell>
          <table:table-cell table:style-name="ce4" office:value-type="string" calcext:value-type="string">
            <text:p>2005T1</text:p>
          </table:table-cell>
          <table:table-cell table:style-name="ce4" office:value-type="string" calcext:value-type="string">
            <text:p>2005T2</text:p>
          </table:table-cell>
          <table:table-cell table:style-name="ce4" office:value-type="string" calcext:value-type="string">
            <text:p>2005T3</text:p>
          </table:table-cell>
          <table:table-cell table:style-name="ce4" office:value-type="string" calcext:value-type="string">
            <text:p>2005T4</text:p>
          </table:table-cell>
          <table:table-cell table:style-name="ce4" office:value-type="string" calcext:value-type="string">
            <text:p>2006T1</text:p>
          </table:table-cell>
          <table:table-cell table:style-name="ce4" office:value-type="string" calcext:value-type="string">
            <text:p>2006T2</text:p>
          </table:table-cell>
          <table:table-cell table:style-name="ce4" office:value-type="string" calcext:value-type="string">
            <text:p>2006T3</text:p>
          </table:table-cell>
          <table:table-cell table:style-name="ce4" office:value-type="string" calcext:value-type="string">
            <text:p>2006T4</text:p>
          </table:table-cell>
          <table:table-cell table:style-name="ce4" office:value-type="string" calcext:value-type="string">
            <text:p>2007T1</text:p>
          </table:table-cell>
          <table:table-cell table:style-name="ce4" office:value-type="string" calcext:value-type="string">
            <text:p>2007T2</text:p>
          </table:table-cell>
          <table:table-cell table:style-name="ce4" office:value-type="string" calcext:value-type="string">
            <text:p>2007T3</text:p>
          </table:table-cell>
          <table:table-cell table:style-name="ce4" office:value-type="string" calcext:value-type="string">
            <text:p>2007T4</text:p>
          </table:table-cell>
          <table:table-cell table:style-name="ce4" office:value-type="string" calcext:value-type="string">
            <text:p>2008T1</text:p>
          </table:table-cell>
          <table:table-cell table:style-name="ce4" office:value-type="string" calcext:value-type="string">
            <text:p>2008T2</text:p>
          </table:table-cell>
          <table:table-cell table:style-name="ce4" office:value-type="string" calcext:value-type="string">
            <text:p>2008T3</text:p>
          </table:table-cell>
          <table:table-cell table:style-name="ce4" office:value-type="string" calcext:value-type="string">
            <text:p>2008T4</text:p>
          </table:table-cell>
          <table:table-cell office:value-type="string" calcext:value-type="string">
            <text:p>2009T1</text:p>
          </table:table-cell>
          <table:table-cell office:value-type="string" calcext:value-type="string">
            <text:p>2009T2</text:p>
          </table:table-cell>
          <table:table-cell office:value-type="string" calcext:value-type="string">
            <text:p>2009T3</text:p>
          </table:table-cell>
          <table:table-cell office:value-type="string" calcext:value-type="string">
            <text:p>2009T4</text:p>
          </table:table-cell>
          <table:table-cell office:value-type="string" calcext:value-type="string">
            <text:p>2010T1</text:p>
          </table:table-cell>
          <table:table-cell office:value-type="string" calcext:value-type="string">
            <text:p>2010T2</text:p>
          </table:table-cell>
          <table:table-cell office:value-type="string" calcext:value-type="string">
            <text:p>2010T3</text:p>
          </table:table-cell>
          <table:table-cell table:style-name="ce4" office:value-type="string" calcext:value-type="string">
            <text:p>2010T4</text:p>
          </table:table-cell>
          <table:table-cell table:style-name="ce4" office:value-type="string" calcext:value-type="string">
            <text:p>2011T1</text:p>
          </table:table-cell>
          <table:table-cell table:style-name="ce4" office:value-type="string" calcext:value-type="string">
            <text:p>2011T2</text:p>
          </table:table-cell>
          <table:table-cell table:style-name="ce4" office:value-type="string" calcext:value-type="string">
            <text:p>2011T3</text:p>
          </table:table-cell>
          <table:table-cell table:style-name="ce4" office:value-type="string" calcext:value-type="string">
            <text:p>2011T4</text:p>
          </table:table-cell>
          <table:table-cell table:style-name="ce4" office:value-type="string" calcext:value-type="string">
            <text:p>2012T1</text:p>
          </table:table-cell>
          <table:table-cell table:style-name="ce4" office:value-type="string" calcext:value-type="string">
            <text:p>2012T2</text:p>
          </table:table-cell>
          <table:table-cell table:style-name="ce4" office:value-type="string" calcext:value-type="string">
            <text:p>2012T3</text:p>
          </table:table-cell>
          <table:table-cell table:style-name="ce4" office:value-type="string" calcext:value-type="string">
            <text:p>2012T4</text:p>
          </table:table-cell>
          <table:table-cell table:style-name="ce4" office:value-type="string" calcext:value-type="string">
            <text:p>2013T1</text:p>
          </table:table-cell>
          <table:table-cell table:style-name="ce4" office:value-type="string" calcext:value-type="string">
            <text:p>2013T2</text:p>
          </table:table-cell>
          <table:table-cell table:style-name="ce4" office:value-type="string" calcext:value-type="string">
            <text:p>2013T3</text:p>
          </table:table-cell>
          <table:table-cell table:style-name="ce4" office:value-type="string" calcext:value-type="string">
            <text:p>2013T4</text:p>
          </table:table-cell>
          <table:table-cell table:style-name="ce4" office:value-type="string" calcext:value-type="string">
            <text:p>2014T1</text:p>
          </table:table-cell>
          <table:table-cell table:style-name="ce4" office:value-type="string" calcext:value-type="string">
            <text:p>2014T2</text:p>
          </table:table-cell>
          <table:table-cell table:style-name="ce4" office:value-type="string" calcext:value-type="string">
            <text:p>2014T3</text:p>
          </table:table-cell>
          <table:table-cell table:style-name="ce4" office:value-type="string" calcext:value-type="string">
            <text:p>2014T4</text:p>
          </table:table-cell>
          <table:table-cell table:style-name="ce4" office:value-type="string" calcext:value-type="string">
            <text:p>2015T1</text:p>
          </table:table-cell>
          <table:table-cell table:style-name="ce4" office:value-type="string" calcext:value-type="string">
            <text:p>2015T2</text:p>
          </table:table-cell>
          <table:table-cell table:style-name="ce4" office:value-type="string" calcext:value-type="string">
            <text:p>2015T3</text:p>
          </table:table-cell>
          <table:table-cell table:style-name="ce4" office:value-type="string" calcext:value-type="string">
            <text:p>2015T4</text:p>
          </table:table-cell>
          <table:table-cell table:style-name="ce4" office:value-type="string" calcext:value-type="string">
            <text:p>2016T1</text:p>
          </table:table-cell>
          <table:table-cell table:style-name="ce4" office:value-type="string" calcext:value-type="string">
            <text:p>2016T2</text:p>
          </table:table-cell>
          <table:table-cell table:style-name="ce4" office:value-type="string" calcext:value-type="string">
            <text:p>2016T3</text:p>
          </table:table-cell>
          <table:table-cell table:style-name="ce4" office:value-type="string" calcext:value-type="string">
            <text:p>2016T4</text:p>
          </table:table-cell>
          <table:table-cell table:style-name="ce4" office:value-type="string" calcext:value-type="string">
            <text:p>2017T1</text:p>
          </table:table-cell>
          <table:table-cell table:style-name="ce4" office:value-type="string" calcext:value-type="string">
            <text:p>2017T2</text:p>
          </table:table-cell>
          <table:table-cell table:style-name="ce4" office:value-type="string" calcext:value-type="string">
            <text:p>2017T3</text:p>
          </table:table-cell>
          <table:table-cell table:style-name="ce4" office:value-type="string" calcext:value-type="string">
            <text:p>2017T4</text:p>
          </table:table-cell>
          <table:table-cell table:style-name="ce4" office:value-type="string" calcext:value-type="string">
            <text:p>2018T1</text:p>
          </table:table-cell>
          <table:table-cell table:style-name="ce4" office:value-type="string" calcext:value-type="string">
            <text:p>2018T2</text:p>
          </table:table-cell>
          <table:table-cell table:style-name="ce4" office:value-type="string" calcext:value-type="string">
            <text:p>2018T3</text:p>
          </table:table-cell>
          <table:table-cell table:style-name="ce4" office:value-type="string" calcext:value-type="string">
            <text:p>2018T4</text:p>
          </table:table-cell>
          <table:table-cell table:style-name="ce4" office:value-type="string" calcext:value-type="string">
            <text:p>2019T1</text:p>
          </table:table-cell>
          <table:table-cell table:style-name="ce4" office:value-type="string" calcext:value-type="string">
            <text:p>2019T2</text:p>
          </table:table-cell>
          <table:table-cell table:style-name="ce4" office:value-type="string" calcext:value-type="string">
            <text:p>2019T3</text:p>
          </table:table-cell>
          <table:table-cell table:style-name="ce4" office:value-type="string" calcext:value-type="string">
            <text:p>2019T4</text:p>
          </table:table-cell>
          <table:table-cell table:style-name="ce4" office:value-type="string" calcext:value-type="string">
            <text:p>2020T1</text:p>
          </table:table-cell>
          <table:table-cell table:style-name="ce4" office:value-type="string" calcext:value-type="string">
            <text:p>2020T2</text:p>
          </table:table-cell>
          <table:table-cell table:style-name="ce4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1"/>
        </table:table-row>
        <table:table-row table:style-name="ro3">
          <table:table-cell table:style-name="Default" table:number-columns-repeated="7"/>
          <table:table-cell table:style-name="ce3" office:value-type="string" calcext:value-type="string">
            <text:p>Pays de la Loire</text:p>
          </table:table-cell>
          <table:table-cell table:style-name="ce5" office:value-type="float" office:value="389586" calcext:value-type="float">
            <text:p>389586 (A)</text:p>
          </table:table-cell>
          <table:table-cell table:style-name="Default" table:formula="of:=[.I10]+[.$K$7]" office:value-type="float" office:value="391187.5" calcext:value-type="float">
            <text:p>391187,5</text:p>
          </table:table-cell>
          <table:table-cell table:formula="of:=[.J10]+[.$K$7]" office:value-type="float" office:value="392789" calcext:value-type="float">
            <text:p>392789</text:p>
          </table:table-cell>
          <table:table-cell table:formula="of:=[.K10]+[.$K$7]" office:value-type="float" office:value="394390.5" calcext:value-type="float">
            <text:p>394390,5</text:p>
          </table:table-cell>
          <table:table-cell table:style-name="ce5" office:value-type="float" office:value="395992" calcext:value-type="float">
            <text:p>395992 (A)</text:p>
          </table:table-cell>
          <table:table-cell table:formula="of:=[.M10]+[.$O$7]" office:value-type="float" office:value="397660.75" calcext:value-type="float">
            <text:p>397660,75</text:p>
          </table:table-cell>
          <table:table-cell table:formula="of:=[.N10]+[.$O$7]" office:value-type="float" office:value="399329.5" calcext:value-type="float">
            <text:p>399329,5</text:p>
          </table:table-cell>
          <table:table-cell table:formula="of:=[.O10]+[.$O$7]" office:value-type="float" office:value="400998.25" calcext:value-type="float">
            <text:p>400998,25</text:p>
          </table:table-cell>
          <table:table-cell table:style-name="ce5" office:value-type="float" office:value="402667" calcext:value-type="float">
            <text:p>402667 (A)</text:p>
          </table:table-cell>
          <table:table-cell table:formula="of:=[.Q10]+[.$S$7]" office:value-type="float" office:value="403745.25" calcext:value-type="float">
            <text:p>403745,25</text:p>
          </table:table-cell>
          <table:table-cell table:formula="of:=[.R10]+[.$S$7]" office:value-type="float" office:value="404823.5" calcext:value-type="float">
            <text:p>404823,5</text:p>
          </table:table-cell>
          <table:table-cell table:formula="of:=[.S10]+[.$S$7]" office:value-type="float" office:value="405901.75" calcext:value-type="float">
            <text:p>405901,75</text:p>
          </table:table-cell>
          <table:table-cell table:style-name="ce5" office:value-type="float" office:value="406980" calcext:value-type="float">
            <text:p>406980 (A)</text:p>
          </table:table-cell>
          <table:table-cell table:formula="of:=[.U10]+[.$W$7]" office:value-type="float" office:value="408567.5" calcext:value-type="float">
            <text:p>408567,5</text:p>
          </table:table-cell>
          <table:table-cell table:formula="of:=[.V10]+[.$W$7]" office:value-type="float" office:value="410155" calcext:value-type="float">
            <text:p>410155</text:p>
          </table:table-cell>
          <table:table-cell table:formula="of:=[.W10]+[.$W$7]" office:value-type="float" office:value="411742.5" calcext:value-type="float">
            <text:p>411742,5</text:p>
          </table:table-cell>
          <table:table-cell table:style-name="ce5" office:value-type="float" office:value="413330" calcext:value-type="float">
            <text:p>413330 (A)</text:p>
          </table:table-cell>
          <table:table-cell table:formula="of:=[.Y10]+[.$AA$7]" office:value-type="float" office:value="416010" calcext:value-type="float">
            <text:p>416010</text:p>
          </table:table-cell>
          <table:table-cell table:formula="of:=[.Z10]+[.$AA$7]" office:value-type="float" office:value="418690" calcext:value-type="float">
            <text:p>418690</text:p>
          </table:table-cell>
          <table:table-cell table:formula="of:=[.AA10]+[.$AA$7]" office:value-type="float" office:value="421370" calcext:value-type="float">
            <text:p>421370</text:p>
          </table:table-cell>
          <table:table-cell table:style-name="ce5" office:value-type="float" office:value="424050" calcext:value-type="float">
            <text:p>424050 (A)</text:p>
          </table:table-cell>
          <table:table-cell table:formula="of:=[.AC10]+[.$AE$7]" office:value-type="float" office:value="425027.75" calcext:value-type="float">
            <text:p>425027,75</text:p>
          </table:table-cell>
          <table:table-cell table:formula="of:=[.AD10]+[.$AE$7]" office:value-type="float" office:value="426005.5" calcext:value-type="float">
            <text:p>426005,5</text:p>
          </table:table-cell>
          <table:table-cell table:formula="of:=[.AE10]+[.$AE$7]" office:value-type="float" office:value="426983.25" calcext:value-type="float">
            <text:p>426983,25</text:p>
          </table:table-cell>
          <table:table-cell table:style-name="ce5" office:value-type="float" office:value="427961" calcext:value-type="float">
            <text:p>427961 (A)</text:p>
          </table:table-cell>
          <table:table-cell table:formula="of:=[.AG10]+[.$AI$7]" office:value-type="float" office:value="429344.5" calcext:value-type="float">
            <text:p>429344,5</text:p>
          </table:table-cell>
          <table:table-cell table:formula="of:=[.AH10]+[.$AI$7]" office:value-type="float" office:value="430728" calcext:value-type="float">
            <text:p>430728</text:p>
          </table:table-cell>
          <table:table-cell table:formula="of:=[.AI10]+[.$AI$7]" office:value-type="float" office:value="432111.5" calcext:value-type="float">
            <text:p>432111,5</text:p>
          </table:table-cell>
          <table:table-cell table:style-name="ce5" office:value-type="float" office:value="433495" calcext:value-type="float">
            <text:p>433495 (A)</text:p>
          </table:table-cell>
          <table:table-cell table:formula="of:=[.AK10]+[.$AM$7]" office:value-type="float" office:value="434058" calcext:value-type="float">
            <text:p>434058</text:p>
          </table:table-cell>
          <table:table-cell table:formula="of:=[.AL10]+[.$AM$7]" office:value-type="float" office:value="434621" calcext:value-type="float">
            <text:p>434621</text:p>
          </table:table-cell>
          <table:table-cell table:formula="of:=[.AM10]+[.$AM$7]" office:value-type="float" office:value="435184" calcext:value-type="float">
            <text:p>435184</text:p>
          </table:table-cell>
          <table:table-cell table:style-name="ce5" office:value-type="float" office:value="435747" calcext:value-type="float">
            <text:p>435747 (A)</text:p>
          </table:table-cell>
          <table:table-cell table:formula="of:=[.AO10]+[.$AQ$7]" office:value-type="float" office:value="431652.5" calcext:value-type="float">
            <text:p>431652,5</text:p>
          </table:table-cell>
          <table:table-cell table:formula="of:=[.AP10]+[.$AQ$7]" office:value-type="float" office:value="427558" calcext:value-type="float">
            <text:p>427558</text:p>
          </table:table-cell>
          <table:table-cell table:formula="of:=[.AQ10]+[.$AQ$7]" office:value-type="float" office:value="423463.5" calcext:value-type="float">
            <text:p>423463,5</text:p>
          </table:table-cell>
          <table:table-cell table:style-name="ce4" office:value-type="float" office:value="419369" calcext:value-type="float">
            <text:p>419 369</text:p>
          </table:table-cell>
          <table:table-cell table:style-name="ce4" office:value-type="float" office:value="420018" calcext:value-type="float">
            <text:p>420 018</text:p>
          </table:table-cell>
          <table:table-cell table:style-name="ce4" office:value-type="float" office:value="420627" calcext:value-type="float">
            <text:p>420 627</text:p>
          </table:table-cell>
          <table:table-cell table:style-name="ce4" office:value-type="float" office:value="418683" calcext:value-type="float">
            <text:p>418 683</text:p>
          </table:table-cell>
          <table:table-cell table:style-name="ce4" office:value-type="float" office:value="419860" calcext:value-type="float">
            <text:p>419 860</text:p>
          </table:table-cell>
          <table:table-cell table:style-name="ce4" office:value-type="float" office:value="419712" calcext:value-type="float">
            <text:p>419 712</text:p>
          </table:table-cell>
          <table:table-cell table:style-name="ce4" office:value-type="float" office:value="422212" calcext:value-type="float">
            <text:p>422 212</text:p>
          </table:table-cell>
          <table:table-cell table:style-name="ce4" office:value-type="float" office:value="423120" calcext:value-type="float">
            <text:p>423 120</text:p>
          </table:table-cell>
          <table:table-cell table:style-name="ce4" office:value-type="float" office:value="423621" calcext:value-type="float">
            <text:p>423 621</text:p>
          </table:table-cell>
          <table:table-cell table:style-name="ce4" office:value-type="float" office:value="423779" calcext:value-type="float">
            <text:p>423 779</text:p>
          </table:table-cell>
          <table:table-cell table:style-name="ce4" office:value-type="float" office:value="423846" calcext:value-type="float">
            <text:p>423 846</text:p>
          </table:table-cell>
          <table:table-cell table:style-name="ce4" office:value-type="float" office:value="425707" calcext:value-type="float">
            <text:p>425 707</text:p>
          </table:table-cell>
          <table:table-cell table:style-name="ce4" office:value-type="float" office:value="428668" calcext:value-type="float">
            <text:p>428 668</text:p>
          </table:table-cell>
          <table:table-cell table:style-name="ce4" office:value-type="float" office:value="429165" calcext:value-type="float">
            <text:p>429 165</text:p>
          </table:table-cell>
          <table:table-cell table:style-name="ce4" office:value-type="float" office:value="430706" calcext:value-type="float">
            <text:p>430 706</text:p>
          </table:table-cell>
          <table:table-cell table:style-name="ce4" office:value-type="float" office:value="431220" calcext:value-type="float">
            <text:p>431 220</text:p>
          </table:table-cell>
          <table:table-cell table:style-name="ce4" office:value-type="float" office:value="432177" calcext:value-type="float">
            <text:p>432 177</text:p>
          </table:table-cell>
          <table:table-cell table:style-name="ce4" office:value-type="float" office:value="432479" calcext:value-type="float">
            <text:p>432 479</text:p>
          </table:table-cell>
          <table:table-cell table:style-name="ce4" office:value-type="float" office:value="433925" calcext:value-type="float">
            <text:p>433 925</text:p>
          </table:table-cell>
          <table:table-cell table:style-name="ce4" office:value-type="float" office:value="434332" calcext:value-type="float">
            <text:p>434 332</text:p>
          </table:table-cell>
          <table:table-cell table:style-name="ce4" office:value-type="float" office:value="434436" calcext:value-type="float">
            <text:p>434 436</text:p>
          </table:table-cell>
          <table:table-cell table:style-name="ce4" office:value-type="float" office:value="434964" calcext:value-type="float">
            <text:p>434 964</text:p>
          </table:table-cell>
          <table:table-cell table:style-name="ce4" office:value-type="float" office:value="436214" calcext:value-type="float">
            <text:p>436 214</text:p>
          </table:table-cell>
          <table:table-cell table:style-name="ce4" office:value-type="float" office:value="437877" calcext:value-type="float">
            <text:p>437 877</text:p>
          </table:table-cell>
          <table:table-cell table:style-name="ce4" office:value-type="float" office:value="438027" calcext:value-type="float">
            <text:p>438 027</text:p>
          </table:table-cell>
          <table:table-cell table:style-name="ce4" office:value-type="float" office:value="439258" calcext:value-type="float">
            <text:p>439 258</text:p>
          </table:table-cell>
          <table:table-cell table:style-name="ce4" office:value-type="float" office:value="438980" calcext:value-type="float">
            <text:p>438 980</text:p>
          </table:table-cell>
          <table:table-cell table:style-name="ce4" office:value-type="float" office:value="437689" calcext:value-type="float">
            <text:p>437 689</text:p>
          </table:table-cell>
          <table:table-cell table:style-name="ce4" office:value-type="float" office:value="438563" calcext:value-type="float">
            <text:p>438 563</text:p>
          </table:table-cell>
          <table:table-cell table:style-name="ce4" office:value-type="float" office:value="438260" calcext:value-type="float">
            <text:p>438 260</text:p>
          </table:table-cell>
          <table:table-cell table:style-name="ce4" office:value-type="float" office:value="436743" calcext:value-type="float">
            <text:p>436 743</text:p>
          </table:table-cell>
          <table:table-cell table:style-name="ce4" office:value-type="float" office:value="436520" calcext:value-type="float">
            <text:p>436 520</text:p>
          </table:table-cell>
          <table:table-cell table:style-name="ce4" office:value-type="float" office:value="437062" calcext:value-type="float">
            <text:p>437 062</text:p>
          </table:table-cell>
          <table:table-cell table:style-name="ce4" office:value-type="float" office:value="437987" calcext:value-type="float">
            <text:p>437 987</text:p>
          </table:table-cell>
          <table:table-cell table:style-name="ce4" office:value-type="float" office:value="438456" calcext:value-type="float">
            <text:p>438 456</text:p>
          </table:table-cell>
          <table:table-cell table:style-name="ce4" office:value-type="float" office:value="439480" calcext:value-type="float">
            <text:p>439 480</text:p>
          </table:table-cell>
          <table:table-cell table:style-name="ce4" office:value-type="float" office:value="439828" calcext:value-type="float">
            <text:p>439 828</text:p>
          </table:table-cell>
          <table:table-cell table:style-name="ce4" office:value-type="float" office:value="440442" calcext:value-type="float">
            <text:p>440 442</text:p>
          </table:table-cell>
          <table:table-cell table:style-name="ce4" office:value-type="float" office:value="436896" calcext:value-type="float">
            <text:p>436 896</text:p>
          </table:table-cell>
          <table:table-cell table:style-name="ce4" office:value-type="float" office:value="443349" calcext:value-type="float">
            <text:p>443 349</text:p>
          </table:table-cell>
          <table:table-cell office:value-type="float" office:value="444375" calcext:value-type="float">
            <text:p>444375</text:p>
          </table:table-cell>
          <table:table-cell office:value-type="float" office:value="443616" calcext:value-type="float">
            <text:p>443616</text:p>
          </table:table-cell>
          <table:table-cell office:value-type="float" office:value="445006" calcext:value-type="float">
            <text:p>445006</text:p>
          </table:table-cell>
          <table:table-cell office:value-type="float" office:value="445153" calcext:value-type="float">
            <text:p>445153</text:p>
          </table:table-cell>
          <table:table-cell office:value-type="float" office:value="447281" calcext:value-type="float">
            <text:p>447281</text:p>
          </table:table-cell>
          <table:table-cell office:value-type="float" office:value="447590" calcext:value-type="float">
            <text:p>447590</text:p>
          </table:table-cell>
          <table:table-cell office:value-type="float" office:value="449049" calcext:value-type="float">
            <text:p>449049</text:p>
          </table:table-cell>
          <table:table-cell office:value-type="float" office:value="447890" calcext:value-type="float">
            <text:p>447890</text:p>
          </table:table-cell>
          <table:table-cell office:value-type="float" office:value="448790" calcext:value-type="float">
            <text:p>448790</text:p>
          </table:table-cell>
          <table:table-cell table:number-columns-repeated="931"/>
        </table:table-row>
      </table:table>
      <table:table table:name="Feuille1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0" number:min-integer-digits="1" number:decimal-replacement="" number:grouping="true"/>
    </number:number-style>
    <number:number-style style:name="N129">
      <number:number number:decimal-places="0" number:min-decimal-places="0" number:min-integer-digits="6"/>
      <number:text> (A)</number:text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0" number:min-decimal-places="0" number:min-integer-digits="6"/>
      <number:text> (P)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19:08:18.365000000</meta:creation-date>
    <dc:date>2023-06-21T19:10:32.634000000</dc:date>
    <meta:editing-duration>PT2M14S</meta:editing-duration>
    <meta:editing-cycles>1</meta:editing-cycles>
    <meta:document-statistic meta:table-count="2" meta:cell-count="214" meta:object-count="1"/>
    <meta:generator>LibreOffice/7.3.4.2$Windows_X86_64 LibreOffice_project/728fec16bd5f605073805c3c9e7c4212a0120dc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0" number:min-decimal-places="0" number:min-integer-digits="6"/>
      <number:text> (A)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1cm" svg:y="0.319cm" chart:style-name="ch2">
          <text:p>Emploi Tertiaire Non Marchand</text:p>
        </chart:title>
        <chart:subtitle svg:x="6.554cm" svg:y="1.275cm" chart:style-name="ch3">
          <text:p>Alpes Maritimes</text:p>
        </chart:subtitle>
        <chart:legend chart:legend-position="end" svg:x="13.36cm" svg:y="4.201cm" style:legend-expansion="high" chart:style-name="ch4"/>
        <chart:plot-area chart:style-name="ch5" table:cell-range-address="'Tertiaire non march PL'.I9:'Tertiaire non march PL'.CO10" chart:data-source-has-labels="row" svg:x="0.32cm" svg:y="2.138cm" svg:width="12.72cm" svg:height="6.682cm">
          <chart:coordinate-region svg:x="2.238cm" svg:y="2.337cm" svg:width="10.802cm" svg:height="5.148cm"/>
          <chart:axis chart:dimension="x" chart:name="primary-x" chart:style-name="ch6" chartooo:axis-type="auto">
            <chartooo:date-scale/>
            <chart:categories table:cell-range-address="'Tertiaire non march PL'.I9:'Tertiaire non march PL'.CO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ertiaire non march PL'.I10:'Tertiaire non march PL'.CO10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T4</text:p>
                <draw:g>
                  <svg:desc>'Tertiaire non march PL'.I9:'Tertiaire non march PL'.CO9</svg:desc>
                </draw:g>
              </table:table-cell>
              <table:table-cell office:value-type="string">
                <text:p>2002T1</text:p>
              </table:table-cell>
              <table:table-cell office:value-type="string">
                <text:p>2002T2</text:p>
              </table:table-cell>
              <table:table-cell office:value-type="string">
                <text:p>2002T3</text:p>
              </table:table-cell>
              <table:table-cell office:value-type="string">
                <text:p>2002T4</text:p>
              </table:table-cell>
              <table:table-cell office:value-type="string">
                <text:p>2003T1</text:p>
              </table:table-cell>
              <table:table-cell office:value-type="string">
                <text:p>2003T2</text:p>
              </table:table-cell>
              <table:table-cell office:value-type="string">
                <text:p>2003T3</text:p>
              </table:table-cell>
              <table:table-cell office:value-type="string">
                <text:p>2003T4</text:p>
              </table:table-cell>
              <table:table-cell office:value-type="string">
                <text:p>2004T1</text:p>
              </table:table-cell>
              <table:table-cell office:value-type="string">
                <text:p>2004T2</text:p>
              </table:table-cell>
              <table:table-cell office:value-type="string">
                <text:p>2004T3</text:p>
              </table:table-cell>
              <table:table-cell office:value-type="string">
                <text:p>2004T4</text:p>
              </table:table-cell>
              <table:table-cell office:value-type="string">
                <text:p>2005T1</text:p>
              </table:table-cell>
              <table:table-cell office:value-type="string">
                <text:p>2005T2</text:p>
              </table:table-cell>
              <table:table-cell office:value-type="string">
                <text:p>2005T3</text:p>
              </table:table-cell>
              <table:table-cell office:value-type="string">
                <text:p>2005T4</text:p>
              </table:table-cell>
              <table:table-cell office:value-type="string">
                <text:p>2006T1</text:p>
              </table:table-cell>
              <table:table-cell office:value-type="string">
                <text:p>2006T2</text:p>
              </table:table-cell>
              <table:table-cell office:value-type="string">
                <text:p>2006T3</text:p>
              </table:table-cell>
              <table:table-cell office:value-type="string">
                <text:p>2006T4</text:p>
              </table:table-cell>
              <table:table-cell office:value-type="string">
                <text:p>2007T1</text:p>
              </table:table-cell>
              <table:table-cell office:value-type="string">
                <text:p>2007T2</text:p>
              </table:table-cell>
              <table:table-cell office:value-type="string">
                <text:p>2007T3</text:p>
              </table:table-cell>
              <table:table-cell office:value-type="string">
                <text:p>2007T4</text:p>
              </table:table-cell>
              <table:table-cell office:value-type="string">
                <text:p>2008T1</text:p>
              </table:table-cell>
              <table:table-cell office:value-type="string">
                <text:p>2008T2</text:p>
              </table:table-cell>
              <table:table-cell office:value-type="string">
                <text:p>2008T3</text:p>
              </table:table-cell>
              <table:table-cell office:value-type="string">
                <text:p>2008T4</text:p>
              </table:table-cell>
              <table:table-cell office:value-type="string">
                <text:p>2009T1</text:p>
              </table:table-cell>
              <table:table-cell office:value-type="string">
                <text:p>2009T2</text:p>
              </table:table-cell>
              <table:table-cell office:value-type="string">
                <text:p>2009T3</text:p>
              </table:table-cell>
              <table:table-cell office:value-type="string">
                <text:p>2009T4</text:p>
              </table:table-cell>
              <table:table-cell office:value-type="string">
                <text:p>2010T1</text:p>
              </table:table-cell>
              <table:table-cell office:value-type="string">
                <text:p>2010T2</text:p>
              </table:table-cell>
              <table:table-cell office:value-type="string">
                <text:p>2010T3</text:p>
              </table:table-cell>
              <table:table-cell office:value-type="string">
                <text:p>2010T4</text:p>
              </table:table-cell>
              <table:table-cell office:value-type="string">
                <text:p>2011T1</text:p>
              </table:table-cell>
              <table:table-cell office:value-type="string">
                <text:p>2011T2</text:p>
              </table:table-cell>
              <table:table-cell office:value-type="string">
                <text:p>2011T3</text:p>
              </table:table-cell>
              <table:table-cell office:value-type="string">
                <text:p>2011T4</text:p>
              </table:table-cell>
              <table:table-cell office:value-type="string">
                <text:p>2012T1</text:p>
              </table:table-cell>
              <table:table-cell office:value-type="string">
                <text:p>2012T2</text:p>
              </table:table-cell>
              <table:table-cell office:value-type="string">
                <text:p>2012T3</text:p>
              </table:table-cell>
              <table:table-cell office:value-type="string">
                <text:p>2012T4</text:p>
              </table:table-cell>
              <table:table-cell office:value-type="string">
                <text:p>2013T1</text:p>
              </table:table-cell>
              <table:table-cell office:value-type="string">
                <text:p>2013T2</text:p>
              </table:table-cell>
              <table:table-cell office:value-type="string">
                <text:p>2013T3</text:p>
              </table:table-cell>
              <table:table-cell office:value-type="string">
                <text:p>2013T4</text:p>
              </table:table-cell>
              <table:table-cell office:value-type="string">
                <text:p>2014T1</text:p>
              </table:table-cell>
              <table:table-cell office:value-type="string">
                <text:p>2014T2</text:p>
              </table:table-cell>
              <table:table-cell office:value-type="string">
                <text:p>2014T3</text:p>
              </table:table-cell>
              <table:table-cell office:value-type="string">
                <text:p>2014T4</text:p>
              </table:table-cell>
              <table:table-cell office:value-type="string">
                <text:p>2015T1</text:p>
              </table:table-cell>
              <table:table-cell office:value-type="string">
                <text:p>2015T2</text:p>
              </table:table-cell>
              <table:table-cell office:value-type="string">
                <text:p>2015T3</text:p>
              </table:table-cell>
              <table:table-cell office:value-type="string">
                <text:p>2015T4</text:p>
              </table:table-cell>
              <table:table-cell office:value-type="string">
                <text:p>2016T1</text:p>
              </table:table-cell>
              <table:table-cell office:value-type="string">
                <text:p>2016T2</text:p>
              </table:table-cell>
              <table:table-cell office:value-type="string">
                <text:p>2016T3</text:p>
              </table:table-cell>
              <table:table-cell office:value-type="string">
                <text:p>2016T4</text:p>
              </table:table-cell>
              <table:table-cell office:value-type="string">
                <text:p>2017T1</text:p>
              </table:table-cell>
              <table:table-cell office:value-type="string">
                <text:p>2017T2</text:p>
              </table:table-cell>
              <table:table-cell office:value-type="string">
                <text:p>2017T3</text:p>
              </table:table-cell>
              <table:table-cell office:value-type="string">
                <text:p>2017T4</text:p>
              </table:table-cell>
              <table:table-cell office:value-type="string">
                <text:p>2018T1</text:p>
              </table:table-cell>
              <table:table-cell office:value-type="string">
                <text:p>2018T2</text:p>
              </table:table-cell>
              <table:table-cell office:value-type="string">
                <text:p>2018T3</text:p>
              </table:table-cell>
              <table:table-cell office:value-type="string">
                <text:p>2018T4</text:p>
              </table:table-cell>
              <table:table-cell office:value-type="string">
                <text:p>2019T1</text:p>
              </table:table-cell>
              <table:table-cell office:value-type="string">
                <text:p>2019T2</text:p>
              </table:table-cell>
              <table:table-cell office:value-type="string">
                <text:p>2019T3</text:p>
              </table:table-cell>
              <table:table-cell office:value-type="string">
                <text:p>2019T4</text:p>
              </table:table-cell>
              <table:table-cell office:value-type="string">
                <text:p>2020T1</text:p>
              </table:table-cell>
              <table:table-cell office:value-type="string">
                <text:p>2020T2</text:p>
              </table:table-cell>
              <table:table-cell office:value-type="string">
                <text:p>2020T3</text:p>
              </table:table-cell>
              <table:table-cell office:value-type="string">
                <text:p>2020T4</text:p>
              </table:table-cell>
              <table:table-cell office:value-type="string">
                <text:p>2021T1</text:p>
              </table:table-cell>
              <table:table-cell office:value-type="string">
                <text:p>2021T2</text:p>
              </table:table-cell>
              <table:table-cell office:value-type="string">
                <text:p>2021T3</text:p>
              </table:table-cell>
              <table:table-cell office:value-type="string">
                <text:p>2021T4</text:p>
              </table:table-cell>
              <table:table-cell office:value-type="string">
                <text:p>2022T1</text:p>
              </table:table-cell>
              <table:table-cell office:value-type="string">
                <text:p>2022T2</text:p>
              </table:table-cell>
              <table:table-cell office:value-type="string">
                <text:p>2022T3</text:p>
              </table:table-cell>
              <table:table-cell office:value-type="string">
                <text:p>2022T4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389586">
                <text:p>389586</text:p>
                <draw:g>
                  <svg:desc>'Tertiaire non march PL'.I10:'Tertiaire non march PL'.CO10</svg:desc>
                </draw:g>
              </table:table-cell>
              <table:table-cell office:value-type="float" office:value="391187.5">
                <text:p>391187.5</text:p>
              </table:table-cell>
              <table:table-cell office:value-type="float" office:value="392789">
                <text:p>392789</text:p>
              </table:table-cell>
              <table:table-cell office:value-type="float" office:value="394390.5">
                <text:p>394390.5</text:p>
              </table:table-cell>
              <table:table-cell office:value-type="float" office:value="395992">
                <text:p>395992</text:p>
              </table:table-cell>
              <table:table-cell office:value-type="float" office:value="397660.75">
                <text:p>397660.75</text:p>
              </table:table-cell>
              <table:table-cell office:value-type="float" office:value="399329.5">
                <text:p>399329.5</text:p>
              </table:table-cell>
              <table:table-cell office:value-type="float" office:value="400998.25">
                <text:p>400998.25</text:p>
              </table:table-cell>
              <table:table-cell office:value-type="float" office:value="402667">
                <text:p>402667</text:p>
              </table:table-cell>
              <table:table-cell office:value-type="float" office:value="403745.25">
                <text:p>403745.25</text:p>
              </table:table-cell>
              <table:table-cell office:value-type="float" office:value="404823.5">
                <text:p>404823.5</text:p>
              </table:table-cell>
              <table:table-cell office:value-type="float" office:value="405901.75">
                <text:p>405901.75</text:p>
              </table:table-cell>
              <table:table-cell office:value-type="float" office:value="406980">
                <text:p>406980</text:p>
              </table:table-cell>
              <table:table-cell office:value-type="float" office:value="408567.5">
                <text:p>408567.5</text:p>
              </table:table-cell>
              <table:table-cell office:value-type="float" office:value="410155">
                <text:p>410155</text:p>
              </table:table-cell>
              <table:table-cell office:value-type="float" office:value="411742.5">
                <text:p>411742.5</text:p>
              </table:table-cell>
              <table:table-cell office:value-type="float" office:value="413330">
                <text:p>413330</text:p>
              </table:table-cell>
              <table:table-cell office:value-type="float" office:value="416010">
                <text:p>416010</text:p>
              </table:table-cell>
              <table:table-cell office:value-type="float" office:value="418690">
                <text:p>418690</text:p>
              </table:table-cell>
              <table:table-cell office:value-type="float" office:value="421370">
                <text:p>421370</text:p>
              </table:table-cell>
              <table:table-cell office:value-type="float" office:value="424050">
                <text:p>424050</text:p>
              </table:table-cell>
              <table:table-cell office:value-type="float" office:value="425027.75">
                <text:p>425027.75</text:p>
              </table:table-cell>
              <table:table-cell office:value-type="float" office:value="426005.5">
                <text:p>426005.5</text:p>
              </table:table-cell>
              <table:table-cell office:value-type="float" office:value="426983.25">
                <text:p>426983.25</text:p>
              </table:table-cell>
              <table:table-cell office:value-type="float" office:value="427961">
                <text:p>427961</text:p>
              </table:table-cell>
              <table:table-cell office:value-type="float" office:value="429344.5">
                <text:p>429344.5</text:p>
              </table:table-cell>
              <table:table-cell office:value-type="float" office:value="430728">
                <text:p>430728</text:p>
              </table:table-cell>
              <table:table-cell office:value-type="float" office:value="432111.5">
                <text:p>432111.5</text:p>
              </table:table-cell>
              <table:table-cell office:value-type="float" office:value="433495">
                <text:p>433495</text:p>
              </table:table-cell>
              <table:table-cell office:value-type="float" office:value="434058">
                <text:p>434058</text:p>
              </table:table-cell>
              <table:table-cell office:value-type="float" office:value="434621">
                <text:p>434621</text:p>
              </table:table-cell>
              <table:table-cell office:value-type="float" office:value="435184">
                <text:p>435184</text:p>
              </table:table-cell>
              <table:table-cell office:value-type="float" office:value="435747">
                <text:p>435747</text:p>
              </table:table-cell>
              <table:table-cell office:value-type="float" office:value="431652.5">
                <text:p>431652.5</text:p>
              </table:table-cell>
              <table:table-cell office:value-type="float" office:value="427558">
                <text:p>427558</text:p>
              </table:table-cell>
              <table:table-cell office:value-type="float" office:value="423463.5">
                <text:p>423463.5</text:p>
              </table:table-cell>
              <table:table-cell office:value-type="float" office:value="419369">
                <text:p>419369</text:p>
              </table:table-cell>
              <table:table-cell office:value-type="float" office:value="420018">
                <text:p>420018</text:p>
              </table:table-cell>
              <table:table-cell office:value-type="float" office:value="420627">
                <text:p>420627</text:p>
              </table:table-cell>
              <table:table-cell office:value-type="float" office:value="418683">
                <text:p>418683</text:p>
              </table:table-cell>
              <table:table-cell office:value-type="float" office:value="419860">
                <text:p>419860</text:p>
              </table:table-cell>
              <table:table-cell office:value-type="float" office:value="419712">
                <text:p>419712</text:p>
              </table:table-cell>
              <table:table-cell office:value-type="float" office:value="422212">
                <text:p>422212</text:p>
              </table:table-cell>
              <table:table-cell office:value-type="float" office:value="423120">
                <text:p>423120</text:p>
              </table:table-cell>
              <table:table-cell office:value-type="float" office:value="423621">
                <text:p>423621</text:p>
              </table:table-cell>
              <table:table-cell office:value-type="float" office:value="423779">
                <text:p>423779</text:p>
              </table:table-cell>
              <table:table-cell office:value-type="float" office:value="423846">
                <text:p>423846</text:p>
              </table:table-cell>
              <table:table-cell office:value-type="float" office:value="425707">
                <text:p>425707</text:p>
              </table:table-cell>
              <table:table-cell office:value-type="float" office:value="428668">
                <text:p>428668</text:p>
              </table:table-cell>
              <table:table-cell office:value-type="float" office:value="429165">
                <text:p>429165</text:p>
              </table:table-cell>
              <table:table-cell office:value-type="float" office:value="430706">
                <text:p>430706</text:p>
              </table:table-cell>
              <table:table-cell office:value-type="float" office:value="431220">
                <text:p>431220</text:p>
              </table:table-cell>
              <table:table-cell office:value-type="float" office:value="432177">
                <text:p>432177</text:p>
              </table:table-cell>
              <table:table-cell office:value-type="float" office:value="432479">
                <text:p>432479</text:p>
              </table:table-cell>
              <table:table-cell office:value-type="float" office:value="433925">
                <text:p>433925</text:p>
              </table:table-cell>
              <table:table-cell office:value-type="float" office:value="434332">
                <text:p>434332</text:p>
              </table:table-cell>
              <table:table-cell office:value-type="float" office:value="434436">
                <text:p>434436</text:p>
              </table:table-cell>
              <table:table-cell office:value-type="float" office:value="434964">
                <text:p>434964</text:p>
              </table:table-cell>
              <table:table-cell office:value-type="float" office:value="436214">
                <text:p>436214</text:p>
              </table:table-cell>
              <table:table-cell office:value-type="float" office:value="437877">
                <text:p>437877</text:p>
              </table:table-cell>
              <table:table-cell office:value-type="float" office:value="438027">
                <text:p>438027</text:p>
              </table:table-cell>
              <table:table-cell office:value-type="float" office:value="439258">
                <text:p>439258</text:p>
              </table:table-cell>
              <table:table-cell office:value-type="float" office:value="438980">
                <text:p>438980</text:p>
              </table:table-cell>
              <table:table-cell office:value-type="float" office:value="437689">
                <text:p>437689</text:p>
              </table:table-cell>
              <table:table-cell office:value-type="float" office:value="438563">
                <text:p>438563</text:p>
              </table:table-cell>
              <table:table-cell office:value-type="float" office:value="438260">
                <text:p>438260</text:p>
              </table:table-cell>
              <table:table-cell office:value-type="float" office:value="436743">
                <text:p>436743</text:p>
              </table:table-cell>
              <table:table-cell office:value-type="float" office:value="436520">
                <text:p>436520</text:p>
              </table:table-cell>
              <table:table-cell office:value-type="float" office:value="437062">
                <text:p>437062</text:p>
              </table:table-cell>
              <table:table-cell office:value-type="float" office:value="437987">
                <text:p>437987</text:p>
              </table:table-cell>
              <table:table-cell office:value-type="float" office:value="438456">
                <text:p>438456</text:p>
              </table:table-cell>
              <table:table-cell office:value-type="float" office:value="439480">
                <text:p>439480</text:p>
              </table:table-cell>
              <table:table-cell office:value-type="float" office:value="439828">
                <text:p>439828</text:p>
              </table:table-cell>
              <table:table-cell office:value-type="float" office:value="440442">
                <text:p>440442</text:p>
              </table:table-cell>
              <table:table-cell office:value-type="float" office:value="436896">
                <text:p>436896</text:p>
              </table:table-cell>
              <table:table-cell office:value-type="float" office:value="443349">
                <text:p>443349</text:p>
              </table:table-cell>
              <table:table-cell office:value-type="float" office:value="444375">
                <text:p>444375</text:p>
              </table:table-cell>
              <table:table-cell office:value-type="float" office:value="443616">
                <text:p>443616</text:p>
              </table:table-cell>
              <table:table-cell office:value-type="float" office:value="445006">
                <text:p>445006</text:p>
              </table:table-cell>
              <table:table-cell office:value-type="float" office:value="445153">
                <text:p>445153</text:p>
              </table:table-cell>
              <table:table-cell office:value-type="float" office:value="447281">
                <text:p>447281</text:p>
              </table:table-cell>
              <table:table-cell office:value-type="float" office:value="447590">
                <text:p>447590</text:p>
              </table:table-cell>
              <table:table-cell office:value-type="float" office:value="449049">
                <text:p>449049</text:p>
              </table:table-cell>
              <table:table-cell office:value-type="float" office:value="447890">
                <text:p>447890</text:p>
              </table:table-cell>
              <table:table-cell office:value-type="float" office:value="448790">
                <text:p>448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